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a7b6e" officeooo:paragraph-rsid="001a7b6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c02b3" officeooo:paragraph-rsid="001c02b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02b3" officeooo:paragraph-rsid="002ba60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d55b" officeooo:paragraph-rsid="0020d55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3c805" officeooo:paragraph-rsid="0026f0e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6f0e5" officeooo:paragraph-rsid="0026f0e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d2dbb" officeooo:paragraph-rsid="001c02b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2dbb" officeooo:paragraph-rsid="001c02b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ea99" officeooo:paragraph-rsid="001c02b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c805" officeooo:paragraph-rsid="0020d55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2ba60a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3006b0" officeooo:paragraph-rsid="003006b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d2dbb" officeooo:paragraph-rsid="001c02b3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dbb" style:font-weight-asian="normal" style:font-weight-complex="normal"/>
    </style:style>
    <style:style style:name="T3" style:family="text">
      <style:text-properties fo:font-weight="normal" officeooo:rsid="001eea99" style:font-weight-asian="normal" style:font-weight-complex="normal"/>
    </style:style>
    <style:style style:name="T4" style:family="text">
      <style:text-properties fo:font-weight="normal" officeooo:rsid="00224a5a" style:font-weight-asian="normal" style:font-weight-complex="normal"/>
    </style:style>
    <style:style style:name="T5" style:family="text">
      <style:text-properties fo:font-weight="normal" officeooo:rsid="0023c805" style:font-weight-asian="normal" style:font-weight-complex="normal"/>
    </style:style>
    <style:style style:name="T6" style:family="text">
      <style:text-properties fo:font-weight="normal" officeooo:rsid="00273d4d" style:font-weight-asian="normal" style:font-weight-complex="normal"/>
    </style:style>
    <style:style style:name="T7" style:family="text">
      <style:text-properties fo:font-weight="normal" officeooo:rsid="0028b5ce" style:font-weight-asian="normal" style:font-weight-complex="normal"/>
    </style:style>
    <style:style style:name="T8" style:family="text">
      <style:text-properties fo:font-weight="normal" officeooo:rsid="002b45b8" style:font-weight-asian="normal" style:font-weight-complex="normal"/>
    </style:style>
    <style:style style:name="T9" style:family="text">
      <style:text-properties fo:font-weight="normal" officeooo:rsid="002ba60a" style:font-weight-asian="normal" style:font-weight-complex="normal"/>
    </style:style>
    <style:style style:name="T10" style:family="text">
      <style:text-properties fo:font-weight="normal" officeooo:rsid="002c7bc1" style:font-weight-asian="normal" style:font-weight-complex="normal"/>
    </style:style>
    <style:style style:name="T11" style:family="text">
      <style:text-properties fo:font-weight="normal" officeooo:rsid="002d34d8" style:font-weight-asian="normal" style:font-weight-complex="normal"/>
    </style:style>
    <style:style style:name="T12" style:family="text">
      <style:text-properties fo:font-weight="normal" officeooo:rsid="002e0d63" style:font-weight-asian="normal" style:font-weight-complex="normal"/>
    </style:style>
    <style:style style:name="T13" style:family="text">
      <style:text-properties officeooo:rsid="002c7bc1"/>
    </style:style>
    <style:style style:name="T14" style:family="text">
      <style:text-properties fo:font-size="12pt" fo:font-weight="normal" officeooo:rsid="002ba60a" style:font-size-asian="10.5pt" style:font-weight-asian="normal" style:font-size-complex="12pt" style:font-weight-complex="normal"/>
    </style:style>
    <style:style style:name="T15" style:family="text">
      <style:text-properties fo:font-size="12pt" fo:font-weight="bold" officeooo:rsid="002ba60a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2c7bc1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ção ao React – Anotações</text:p>
      <text:p text:style-name="P1"/>
      <text:p text:style-name="P2">JSX:</text:p>
      <text:p text:style-name="P2"><text:span text:style-name="T1"><text:tab/>- </text:span><text:span text:style-name="T2">O browser não interpreta o JSX, é necessário um transpilador para que a aplicação possa <text:tab/>entender o código. O mais utilizado é o Babel.</text:span></text:p>
      <text:p text:style-name="P8"/>
      <text:p text:style-name="P2"><text:span text:style-name="T2"><text:tab/>- </text:span><text:span text:style-name="T3">É uma função onde temos que ter um retorno dela, e dentro temos HTML</text:span></text:p>
      <text:p text:style-name="P2"><text:span text:style-name="T2"><text:tab/>- </text:span><text:span text:style-name="T3">Todo código Javascript tem que está dentro de chaves {}</text:span></text:p>
      <text:p text:style-name="P9"/>
      <text:p text:style-name="P8"/>
      <text:p text:style-name="P4">Renderização:</text:p>
      <text:p text:style-name="P4"><text:tab/><text:span text:style-name="T1">- </text:span><text:span text:style-name="T4">React não trabalha em cima do DOM diretamente, trabalha em cima do Virtual DOM;</text:span></text:p>
      <text:p text:style-name="P4"><text:span text:style-name="T4"><text:tab/>- </text:span><text:span text:style-name="T5">React verifica se houve alguma alteração e renderiza somente aquele pedaço que foi <text:tab/>alterado.</text:span></text:p>
      <text:p text:style-name="P10"/>
      <text:p text:style-name="P6">Estado e Ciclo de vida: </text:p>
      <text:p text:style-name="P5"><text:tab/>- <text:span text:style-name="T6">Inicialização, Montagem, atualização e desmontagem<text:tab/></text:span></text:p>
      <text:p text:style-name="P2"><text:span text:style-name="T2"><text:tab/>- </text:span><text:span text:style-name="T7">Nenhum componente pai ou filho devem saber se outro componente possui estado ou não.</text:span></text:p>
      <text:p text:style-name="P8"/>
      <text:p text:style-name="P2"><text:span text:style-name="T2"><text:tab/></text:span><text:span text:style-name="T8">INICIALIZAÇÃO: recebimento de props e states;</text:span></text:p>
      <text:p text:style-name="P2"><text:span text:style-name="T2"><text:tab/></text:span><text:span text:style-name="T8">MONTAGEM: componentWillMount → render → componentDidMount</text:span></text:p>
      <text:p text:style-name="P3"><text:span text:style-name="T2"><text:tab/></text:span><text:span text:style-name="T9">ATUALIZAÇÃO: </text:span></text:p>
      <text:p text:style-name="P11"><text:span text:style-name="T14"><text:tab/><text:tab/></text:span><text:span text:style-name="T16">c</text:span><text:span text:style-name="T15">om props:</text:span><text:span text:style-name="T14"> componentWillReceiveProps → shouldComponentUpdate → sim ou <text:tab/><text:tab/>não → componentWillUpdate → render → componentDidUpdate</text:span></text:p>
      <text:p text:style-name="P8"/>
      <text:p text:style-name="P2"><text:span text:style-name="T2"><text:tab/><text:tab/></text:span><text:span text:style-name="T13">com state: </text:span><text:span text:style-name="T10">shouldComponentUpdate → sim ou não → componentWillUpdate <text:tab/><text:tab/><text:tab/>→ </text:span><text:span text:style-name="T11">r</text:span><text:span text:style-name="T10">ender → componentDidUpdate </text:span></text:p>
      <text:p text:style-name="P8"/>
      <text:p text:style-name="P2"><text:span text:style-name="T2"><text:tab/></text:span><text:span text:style-name="T11">DESMONTAGEM:</text:span></text:p>
      <text:p text:style-name="P2"><text:span text:style-name="T2"><text:tab/><text:tab/></text:span><text:span text:style-name="T12">componentWillUnmount</text:span></text:p>
      <text:p text:style-name="P8"/>
      <text:p text:style-name="P8"/>
      <text:p text:style-name="P7">Webpack:</text:p>
      <text:p text:style-name="P8"><text:tab/>- É um module bundler (um empacotador de módulos</text:p>
      <text:p text:style-name="P8"><text:tab/>para aplicações JS)</text:p>
      <text:p text:style-name="P8"><text:tab/>- Bundler: um arquivo final onde o webpack pega todos os módulos</text:p>
      <text:p text:style-name="P8"><text:tab/>e empacota em um único arquivo.</text:p>
      <text:p text:style-name="P8"><text:tab/>- Suporta: fontes, CSS, Imagens, HTML, JS, Pulugins e JSON</text:p>
      <text:p text:style-name="P8"/>
      <text:p text:style-name="P7">Configuração do WebPack:</text:p>
      <text:p text:style-name="P8"><text:tab/>- Entry Point: Ponto de entrada. Arquivo principal onde ele irá</text:p>
      <text:p text:style-name="P8"><text:tab/>mapear todos os módulos</text:p>
      <text:p text:style-name="P8"><text:tab/>- Output: É para determinar quais são os bundlesrs que o Webpack</text:p>
      <text:p text:style-name="P8"><text:tab/>irá emitir.</text:p>
      <text:p text:style-name="P8"><text:tab/>- Loaders: É para permitir que o wepack gerencie arquivos que não são Javascript</text:p>
      <text:p text:style-name="P8"><text:tab/>- Plugins: Plugins podem ser utilizados para otimização de pacots, minificação</text:p>
      <text:p text:style-name="P8"><text:tab/>injeção de scripts e muito mais</text:p>
      <text:p text:style-name="P8"><text:tab/>- Mode: Utilizados para abordagem de configuração zero. É possível</text:p>
      <text:p text:style-name="P8"><text:tab/>configurar módulos como production, development ou none.</text:p>
      <text:p text:style-name="P8"><text:tab/><text:tab/>Production: trás otimizações internas</text:p>
      <text:p text:style-name="P8"><text:tab/><text:tab/>Development: é executado com três plugins: UglifyPlugin</text:p>
      <text:p text:style-name="P8"><text:tab/><text:tab/>ModuleConcatenationPlugin e NoEmitOnErrorsPlugin</text:p>
      <text:p text:style-name="P8"><text:soft-page-break/><text:tab/></text:p>
      <text:p text:style-name="P7">Criação do arquivo webpack.config.js:</text:p>
      <text:p text:style-name="P8"><text:tab/>npm i -D webpack webpack-cli</text:p>
      <text:p text:style-name="P8"/>
      <text:p text:style-name="P8"><text:tab/>"build": "webpack --mode production"</text:p>
      <text:p text:style-name="P8"/>
      <text:p text:style-name="P8"><text:tab/>npm i @babel/code babel-loader @babel/preset-env @babel/preset-react --save-dev</text:p>
      <text:p text:style-name="P8"/>
      <text:p text:style-name="P8"/>
      <text:p text:style-name="P7">Renderização Condicional: </text:p>
      <text:p text:style-name="P8"><text:tab/>- Variáveis de Elementos</text:p>
      <text:p text:style-name="P8"><text:tab/>- If inline com Operador Lógico &amp;&amp;</text:p>
      <text:p text:style-name="P8"><text:tab/>- If-else inline com operador Condicional</text:p>
      <text:p text:style-name="P8"><text:tab/>- Evitando que um Componente seja renderizado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7:40:09.882459913</meta:creation-date>
    <dc:date>2021-10-24T15:23:53.094155831</dc:date>
    <meta:editing-duration>PT1H23M7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339" meta:character-count="2286" meta:non-whitespace-character-count="1936"/>
  </office:meta>
</office:document-meta>
</file>